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paragraph-rsid="00272da6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72da6"/>
    </style:style>
    <style:style style:name="P26" style:family="paragraph" style:parent-style-name="Standard">
      <style:text-properties officeooo:rsid="00272da6" officeooo:paragraph-rsid="00272da6"/>
    </style:style>
    <style:style style:name="P27" style:family="paragraph" style:parent-style-name="Standard"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0" style:family="paragraph" style:parent-style-name="Standard">
      <style:text-properties officeooo:rsid="00272da6" officeooo:paragraph-rsid="002c3bd6"/>
    </style:style>
    <style:style style:name="P41" style:family="paragraph" style:parent-style-name="Standard">
      <style:text-properties officeooo:rsid="00272da6" officeooo:paragraph-rsid="0030c406"/>
    </style:style>
    <style:style style:name="P42" style:family="paragraph" style:parent-style-name="Standard">
      <style:text-properties officeooo:rsid="00272da6" officeooo:paragraph-rsid="00354618"/>
    </style:style>
    <style:style style:name="P43" style:family="paragraph" style:parent-style-name="Standard">
      <style:text-properties officeooo:rsid="00272da6" officeooo:paragraph-rsid="00370f83"/>
    </style:style>
    <style:style style:name="P44" style:family="paragraph" style:parent-style-name="Standard">
      <style:text-properties officeooo:rsid="00272da6" officeooo:paragraph-rsid="00392197"/>
    </style:style>
    <style:style style:name="P45" style:family="paragraph" style:parent-style-name="Standard">
      <style:text-properties officeooo:rsid="00272da6" officeooo:paragraph-rsid="003ac64b"/>
    </style:style>
    <style:style style:name="P46" style:family="paragraph" style:parent-style-name="Standard">
      <style:text-properties officeooo:rsid="00272da6" officeooo:paragraph-rsid="004203a3"/>
    </style:style>
    <style:style style:name="P47" style:family="paragraph" style:parent-style-name="Standard">
      <style:text-properties officeooo:rsid="00272da6" officeooo:paragraph-rsid="0043c249"/>
    </style:style>
    <style:style style:name="P48" style:family="paragraph" style:parent-style-name="Standard">
      <style:text-properties officeooo:rsid="00272da6" officeooo:paragraph-rsid="00473b51"/>
    </style:style>
    <style:style style:name="P49" style:family="paragraph" style:parent-style-name="Standard">
      <style:text-properties officeooo:rsid="00272da6" officeooo:paragraph-rsid="004aafba"/>
    </style:style>
    <style:style style:name="P50" style:family="paragraph" style:parent-style-name="Standard">
      <style:text-properties officeooo:rsid="00272da6" officeooo:paragraph-rsid="004e6e89"/>
    </style:style>
    <style:style style:name="P51" style:family="paragraph" style:parent-style-name="Standard">
      <style:text-properties officeooo:rsid="00272da6" officeooo:paragraph-rsid="0054f650"/>
    </style:style>
    <style:style style:name="P52" style:family="paragraph" style:parent-style-name="Standard">
      <style:text-properties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0" style:family="paragraph" style:parent-style-name="Standard">
      <style:text-properties officeooo:paragraph-rsid="002c3bd6"/>
    </style:style>
    <style:style style:name="P61" style:family="paragraph" style:parent-style-name="Standard">
      <style:text-properties officeooo:paragraph-rsid="0030c406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Standard">
      <style:text-properties officeooo:paragraph-rsid="00370f83"/>
    </style:style>
    <style:style style:name="P64" style:family="paragraph" style:parent-style-name="Standard">
      <style:text-properties officeooo:paragraph-rsid="003ac64b"/>
    </style:style>
    <style:style style:name="P6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04203a3"/>
    </style:style>
    <style:style style:name="P68" style:family="paragraph" style:parent-style-name="Standard">
      <style:text-properties officeooo:paragraph-rsid="0043c249"/>
    </style:style>
    <style:style style:name="P69" style:family="paragraph" style:parent-style-name="Standard">
      <style:text-properties officeooo:paragraph-rsid="00473b51"/>
    </style:style>
    <style:style style:name="P70" style:family="paragraph" style:parent-style-name="Standard">
      <style:text-properties officeooo:paragraph-rsid="004aafba"/>
    </style:style>
    <style:style style:name="P71" style:family="paragraph" style:parent-style-name="Standard">
      <style:text-properties officeooo:paragraph-rsid="004e6e89"/>
    </style:style>
    <style:style style:name="P72" style:family="paragraph" style:parent-style-name="Standard">
      <style:text-properties officeooo:paragraph-rsid="005318d7"/>
    </style:style>
    <style:style style:name="P73" style:family="paragraph" style:parent-style-name="Standard">
      <style:text-properties officeooo:paragraph-rsid="0054f650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8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0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07" style:family="paragraph" style:parent-style-name="Standard" style:list-style-name="L10">
      <style:text-properties officeooo:paragraph-rsid="0030c406"/>
    </style:style>
    <style:style style:name="P108" style:family="paragraph" style:parent-style-name="Standard" style:list-style-name="L10">
      <style:text-properties officeooo:paragraph-rsid="00354618"/>
    </style:style>
    <style:style style:name="P109" style:family="paragraph" style:parent-style-name="Standard" style:list-style-name="L10">
      <style:text-properties officeooo:paragraph-rsid="00370f83"/>
    </style:style>
    <style:style style:name="P110" style:family="paragraph" style:parent-style-name="Standard" style:list-style-name="L10">
      <style:text-properties officeooo:paragraph-rsid="003ac64b"/>
    </style:style>
    <style:style style:name="P111" style:family="paragraph" style:parent-style-name="Standard" style:list-style-name="L10">
      <style:text-properties officeooo:paragraph-rsid="004203a3"/>
    </style:style>
    <style:style style:name="P112" style:family="paragraph" style:parent-style-name="Standard" style:list-style-name="L10">
      <style:text-properties officeooo:paragraph-rsid="0043c249"/>
    </style:style>
    <style:style style:name="P113" style:family="paragraph" style:parent-style-name="Standard" style:list-style-name="L10">
      <style:text-properties officeooo:paragraph-rsid="00473b51"/>
    </style:style>
    <style:style style:name="P114" style:family="paragraph" style:parent-style-name="Standard" style:list-style-name="L10">
      <style:text-properties officeooo:paragraph-rsid="004aafba"/>
    </style:style>
    <style:style style:name="P115" style:family="paragraph" style:parent-style-name="Standard" style:list-style-name="L10">
      <style:text-properties officeooo:paragraph-rsid="004e6e89"/>
    </style:style>
    <style:style style:name="P116" style:family="paragraph" style:parent-style-name="Standard" style:list-style-name="L10">
      <style:text-properties officeooo:paragraph-rsid="0054f650"/>
    </style:style>
    <style:style style:name="P117" style:family="paragraph" style:parent-style-name="Standard" style:list-style-name="L10">
      <style:text-properties officeooo:rsid="00571589" officeooo:paragraph-rsid="0054f650"/>
    </style:style>
    <style:style style:name="P118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19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2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2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22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23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24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25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2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2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2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3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38" style:family="paragraph" style:parent-style-name="Heading_20_1" style:master-page-name="Cos">
      <style:paragraph-properties fo:text-align="center" style:justify-single-word="false" style:page-number="auto"/>
    </style:style>
    <style:style style:name="P139" style:family="paragraph" style:parent-style-name="Heading_20_1">
      <style:paragraph-properties fo:break-before="page"/>
      <style:text-properties officeooo:rsid="002e6a31" officeooo:paragraph-rsid="002e6a31"/>
    </style:style>
    <style:style style:name="P140" style:family="paragraph" style:parent-style-name="Heading_20_2">
      <style:text-properties officeooo:rsid="0026b597" officeooo:paragraph-rsid="002e6a31"/>
    </style:style>
    <style:style style:name="P141" style:family="paragraph" style:parent-style-name="Heading_20_2">
      <style:paragraph-properties fo:break-before="page"/>
      <style:text-properties officeooo:rsid="0026b597" officeooo:paragraph-rsid="002b129f"/>
    </style:style>
    <style:style style:name="P142" style:family="paragraph" style:parent-style-name="Heading_20_2">
      <style:paragraph-properties fo:break-before="page"/>
      <style:text-properties officeooo:rsid="0026b597" officeooo:paragraph-rsid="002c3bd6"/>
    </style:style>
    <style:style style:name="P143" style:family="paragraph" style:parent-style-name="Heading_20_2">
      <style:paragraph-properties fo:break-before="page"/>
      <style:text-properties officeooo:rsid="0026b597" officeooo:paragraph-rsid="0030c406"/>
    </style:style>
    <style:style style:name="P144" style:family="paragraph" style:parent-style-name="Heading_20_2">
      <style:paragraph-properties fo:break-before="page"/>
      <style:text-properties officeooo:rsid="0026b597" officeooo:paragraph-rsid="00354618"/>
    </style:style>
    <style:style style:name="P145" style:family="paragraph" style:parent-style-name="Heading_20_2">
      <style:paragraph-properties fo:break-before="page"/>
      <style:text-properties officeooo:rsid="0026b597" officeooo:paragraph-rsid="00370f83"/>
    </style:style>
    <style:style style:name="P14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1" style:family="paragraph" style:parent-style-name="Heading_20_2">
      <style:paragraph-properties fo:break-before="page"/>
      <style:text-properties officeooo:rsid="004e6e89" officeooo:paragraph-rsid="004e6e89"/>
    </style:style>
    <style:style style:name="P152" style:family="paragraph" style:parent-style-name="Heading_20_2">
      <style:paragraph-properties fo:break-before="page"/>
      <style:text-properties officeooo:rsid="004e6e89" officeooo:paragraph-rsid="0054f650"/>
    </style:style>
    <style:style style:name="P153" style:family="paragraph" style:parent-style-name="Text_20_body" style:list-style-name="L1">
      <style:text-properties officeooo:paragraph-rsid="002b129f"/>
    </style:style>
    <style:style style:name="P154" style:family="paragraph" style:parent-style-name="Text_20_body" style:list-style-name="L1">
      <style:text-properties officeooo:paragraph-rsid="002c3bd6"/>
    </style:style>
    <style:style style:name="P155" style:family="paragraph" style:parent-style-name="Text_20_body" style:list-style-name="L1">
      <style:text-properties officeooo:rsid="0103ba70" officeooo:paragraph-rsid="0026b597"/>
    </style:style>
    <style:style style:name="P156" style:family="paragraph" style:parent-style-name="Text_20_body" style:list-style-name="L7"/>
    <style:style style:name="P157" style:family="paragraph" style:parent-style-name="Text_20_body" style:list-style-name="L9"/>
    <style:style style:name="P158" style:family="paragraph" style:parent-style-name="Text_20_body" style:list-style-name="L2">
      <style:paragraph-properties fo:margin-top="0cm" fo:margin-bottom="0cm" loext:contextual-spacing="false"/>
    </style:style>
    <style:style style:name="P159" style:family="paragraph" style:parent-style-name="Text_20_body" style:list-style-name="L3">
      <style:paragraph-properties fo:margin-top="0cm" fo:margin-bottom="0cm" loext:contextual-spacing="false"/>
    </style:style>
    <style:style style:name="P160" style:family="paragraph" style:parent-style-name="Text_20_body" style:list-style-name="L4">
      <style:paragraph-properties fo:margin-top="0cm" fo:margin-bottom="0cm" loext:contextual-spacing="false"/>
    </style:style>
    <style:style style:name="P161" style:family="paragraph" style:parent-style-name="Text_20_body" style:list-style-name="L5">
      <style:paragraph-properties fo:margin-top="0cm" fo:margin-bottom="0cm" loext:contextual-spacing="false"/>
    </style:style>
    <style:style style:name="P162" style:family="paragraph" style:parent-style-name="Text_20_body" style:list-style-name="L6">
      <style:paragraph-properties fo:margin-top="0cm" fo:margin-bottom="0cm" loext:contextual-spacing="false"/>
    </style:style>
    <style:style style:name="P1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onsolas" fo:font-size="10pt" style:font-size-asian="10pt"/>
    </style:style>
    <style:style style:name="T31" style:family="text">
      <style:text-properties fo:color="#000000" style:font-name="Consolas" fo:font-size="10pt" officeooo:rsid="00571589" style:font-size-asian="10pt"/>
    </style:style>
    <style:style style:name="T32" style:family="text">
      <style:text-properties fo:color="#2a00ff" style:font-name="Monospace" fo:font-size="10pt" fo:background-color="#ffffff" loext:char-shading-value="0" style:font-size-asian="10pt"/>
    </style:style>
    <style:style style:name="T33" style:family="text">
      <style:text-properties fo:color="#2a00ff" style:font-name="Consolas" fo:font-size="10pt" style:font-size-asian="10pt"/>
    </style:style>
    <style:style style:name="T34" style:family="text">
      <style:text-properties officeooo:rsid="003c009f"/>
    </style:style>
    <style:style style:name="T35" style:family="text">
      <style:text-properties officeooo:rsid="003c120d"/>
    </style:style>
    <style:style style:name="T36" style:family="text">
      <style:text-properties officeooo:rsid="0041c709"/>
    </style:style>
    <style:style style:name="T37" style:family="text">
      <style:text-properties officeooo:rsid="004203a3"/>
    </style:style>
    <style:style style:name="T38" style:family="text">
      <style:text-properties officeooo:rsid="0043c249"/>
    </style:style>
    <style:style style:name="T39" style:family="text">
      <style:text-properties officeooo:rsid="00473b51"/>
    </style:style>
    <style:style style:name="T40" style:family="text">
      <style:text-properties officeooo:rsid="004977b7"/>
    </style:style>
    <style:style style:name="T41" style:family="text">
      <style:text-properties officeooo:rsid="004aafba"/>
    </style:style>
    <style:style style:name="T42" style:family="text">
      <style:text-properties officeooo:rsid="004e6e89"/>
    </style:style>
    <style:style style:name="T43" style:family="text">
      <style:text-properties officeooo:rsid="0054f650"/>
    </style:style>
    <style:style style:name="T44" style:family="text">
      <style:text-properties officeooo:rsid="00571589"/>
    </style:style>
    <style:style style:name="T45" style:family="text">
      <style:text-properties fo:color="#7f0055" style:font-name="Consolas" fo:font-size="10pt" fo:font-weight="bold" style:font-size-asian="10pt" style:font-weight-asian="bold"/>
    </style:style>
    <style:style style:name="T46" style:family="text">
      <style:text-properties fo:color="#4000c8" style:font-name="Consolas" fo:font-size="10pt" fo:font-weight="bold" style:font-size-asian="10pt" style:font-weight-asian="bold"/>
    </style:style>
    <style:style style:name="T47" style:family="text">
      <style:text-properties style:font-name="Consolas" fo:font-size="10pt" style:font-size-asian="10pt"/>
    </style:style>
    <style:style style:name="T48" style:family="text">
      <style:text-properties officeooo:rsid="005dcbba"/>
    </style:style>
    <style:style style:name="T49" style:family="text">
      <style:text-properties officeooo:rsid="0064fc52"/>
    </style:style>
    <style:style style:name="T50" style:family="text">
      <style:text-properties officeooo:rsid="006a5a8c"/>
    </style:style>
    <style:style style:name="T51" style:family="text">
      <style:text-properties officeooo:rsid="006bffc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5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5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6">Control de versions d'HELIUM</text:p>
      <text:p text:style-name="P82"><text:span text:style-name="T50">21</text:span> d<text:span text:style-name="T50">'agost </text:span>de <text:span text:style-name="T2">2019</text:span></text:p>
      <text:p text:style-name="P83">Serveis d’Administració Electrònica en el Govern de les Illes Balears</text:p>
      <text:p text:style-name="P84">Lot 3 (Serveis de tramitació d’expedients electrònics)</text:p>
      <text:p text:style-name="P84"/>
      <text:p text:style-name="P84"/>
      <text:p text:style-name="P84"/>
      <text:p text:style-name="P84"/>
      <text:p text:style-name="P85">Oficina Tècnica de Direcció de Projecte</text:p>
      <text:list xml:id="list2939318026" text:style-name="Outline">
        <text:list-header>
          <text:h text:style-name="P1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8">Data</text:p>
          </table:table-cell>
          <table:table-cell table:style-name="Taula1.B2" office:value-type="string">
            <text:p text:style-name="P89">Autor</text:p>
          </table:table-cell>
          <table:table-cell table:style-name="Taula1.B2" office:value-type="string">
            <text:p text:style-name="P89">Versió</text:p>
          </table:table-cell>
          <table:table-cell table:style-name="Taula1.D2" office:value-type="string">
            <text:p text:style-name="P89">Canvis</text:p>
          </table:table-cell>
        </table:table-row>
        <table:table-row table:style-name="Taula1.1">
          <table:table-cell table:style-name="Taula1.A3" office:value-type="string">
            <text:p text:style-name="P90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1">Limit Tecnologies</text:p>
          </table:table-cell>
          <table:table-cell table:style-name="Taula1.C3" office:value-type="string">
            <text:p text:style-name="P90">v1.0</text:p>
          </table:table-cell>
          <table:table-cell table:style-name="Taula1.D3" office:value-type="string">
            <text:p text:style-name="P90">Versió inicial</text:p>
          </table:table-cell>
        </table:table-row>
        <table:table-row table:style-name="Taula1.1">
          <table:table-cell table:style-name="Taula1.A4" office:value-type="string">
            <text:p text:style-name="P92"/>
          </table:table-cell>
          <table:table-cell table:style-name="Taula1.B4" office:value-type="string">
            <text:p text:style-name="P92"/>
          </table:table-cell>
          <table:table-cell table:style-name="Taula1.C4" office:value-type="string">
            <text:p text:style-name="P92"/>
          </table:table-cell>
          <table:table-cell table:style-name="Taula1.D4" office:value-type="string">
            <text:p text:style-name="P92"/>
          </table:table-cell>
        </table:table-row>
        <table:table-row table:style-name="Taula1.1">
          <table:table-cell table:style-name="Taula1.A5" office:value-type="string">
            <text:p text:style-name="P92"/>
          </table:table-cell>
          <table:table-cell table:style-name="Taula1.B5" office:value-type="string">
            <text:p text:style-name="P92"/>
          </table:table-cell>
          <table:table-cell table:style-name="Taula1.C5" office:value-type="string">
            <text:p text:style-name="P92"/>
          </table:table-cell>
          <table:table-cell table:style-name="Taula1.D5" office:value-type="string">
            <text:p text:style-name="P92"/>
          </table:table-cell>
        </table:table-row>
        <table:table-row table:style-name="Taula1.1">
          <table:table-cell table:style-name="Taula1.A6" office:value-type="string">
            <text:p text:style-name="P92"/>
          </table:table-cell>
          <table:table-cell table:style-name="Taula1.B6" office:value-type="string">
            <text:p text:style-name="P92"/>
          </table:table-cell>
          <table:table-cell table:style-name="Taula1.C6" office:value-type="string">
            <text:p text:style-name="P92"/>
          </table:table-cell>
          <table:table-cell table:style-name="Taula1.D6" office:value-type="string">
            <text:p text:style-name="P9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8">Nom</text:p>
          </table:table-cell>
          <table:table-cell table:style-name="Taula2.B2" office:value-type="string">
            <text:p text:style-name="P89">Data</text:p>
          </table:table-cell>
          <table:table-cell table:style-name="Taula2.C2" office:value-type="string">
            <text:p text:style-name="P89">Àrea, departament o empresa</text:p>
          </table:table-cell>
        </table:table-row>
        <table:table-row table:style-name="Taula2.1">
          <table:table-cell table:style-name="Taula2.A3" office:value-type="string">
            <text:p text:style-name="P90"/>
          </table:table-cell>
          <table:table-cell table:style-name="Taula2.B3" office:value-type="string">
            <text:p text:style-name="P90"/>
          </table:table-cell>
          <table:table-cell table:style-name="Taula2.C3" office:value-type="string">
            <text:p text:style-name="P90"/>
          </table:table-cell>
        </table:table-row>
        <table:table-row table:style-name="Taula2.1">
          <table:table-cell table:style-name="Taula2.A4" office:value-type="string">
            <text:p text:style-name="P92"/>
          </table:table-cell>
          <table:table-cell table:style-name="Taula2.B4" office:value-type="string">
            <text:p text:style-name="P92"/>
          </table:table-cell>
          <table:table-cell table:style-name="Taula2.C4" office:value-type="string">
            <text:p text:style-name="P92"/>
          </table:table-cell>
        </table:table-row>
        <table:table-row table:style-name="Taula2.1">
          <table:table-cell table:style-name="Taula2.A5" office:value-type="string">
            <text:p text:style-name="P92"/>
          </table:table-cell>
          <table:table-cell table:style-name="Taula2.B5" office:value-type="string">
            <text:p text:style-name="P92"/>
          </table:table-cell>
          <table:table-cell table:style-name="Taula2.C5" office:value-type="string">
            <text:p text:style-name="P92"/>
          </table:table-cell>
        </table:table-row>
        <table:table-row table:style-name="Taula2.1">
          <table:table-cell table:style-name="Taula2.A6" office:value-type="string">
            <text:p text:style-name="P92"/>
          </table:table-cell>
          <table:table-cell table:style-name="Taula2.B6" office:value-type="string">
            <text:p text:style-name="P92"/>
          </table:table-cell>
          <table:table-cell table:style-name="Taula2.C6" office:value-type="string">
            <text:p text:style-name="P9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8">Nom</text:p>
          </table:table-cell>
          <table:table-cell table:style-name="Taula3.B2" office:value-type="string">
            <text:p text:style-name="P89">Data</text:p>
          </table:table-cell>
          <table:table-cell table:style-name="Taula3.C2" office:value-type="string">
            <text:p text:style-name="P89">Àrea, departament o empresa</text:p>
          </table:table-cell>
        </table:table-row>
        <table:table-row table:style-name="Taula3.1">
          <table:table-cell table:style-name="Taula3.A3" office:value-type="string">
            <text:p text:style-name="P90"/>
          </table:table-cell>
          <table:table-cell table:style-name="Taula3.B3" office:value-type="string">
            <text:p text:style-name="P90"/>
          </table:table-cell>
          <table:table-cell table:style-name="Taula3.C3" office:value-type="string">
            <text:p text:style-name="P90"/>
          </table:table-cell>
        </table:table-row>
        <table:table-row table:style-name="Taula3.1">
          <table:table-cell table:style-name="Taula3.A4" office:value-type="string">
            <text:p text:style-name="P92"/>
          </table:table-cell>
          <table:table-cell table:style-name="Taula3.B4" office:value-type="string">
            <text:p text:style-name="P92"/>
          </table:table-cell>
          <table:table-cell table:style-name="Taula3.C4" office:value-type="string">
            <text:p text:style-name="P92"/>
          </table:table-cell>
        </table:table-row>
        <table:table-row table:style-name="Taula3.1">
          <table:table-cell table:style-name="Taula3.A5" office:value-type="string">
            <text:p text:style-name="P92"/>
          </table:table-cell>
          <table:table-cell table:style-name="Taula3.B5" office:value-type="string">
            <text:p text:style-name="P92"/>
          </table:table-cell>
          <table:table-cell table:style-name="Taula3.C5" office:value-type="string">
            <text:p text:style-name="P92"/>
          </table:table-cell>
        </table:table-row>
        <table:table-row table:style-name="Taula3.1">
          <table:table-cell table:style-name="Taula3.A6" office:value-type="string">
            <text:p text:style-name="P92"/>
          </table:table-cell>
          <table:table-cell table:style-name="Taula3.B6" office:value-type="string">
            <text:p text:style-name="P92"/>
          </table:table-cell>
          <table:table-cell table:style-name="Taula3.C6" office:value-type="string">
            <text:p text:style-name="P9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8">Nom</text:p>
          </table:table-cell>
          <table:table-cell table:style-name="Taula6.B2" office:value-type="string">
            <text:p text:style-name="P89">Àrea, departament o empresa</text:p>
          </table:table-cell>
          <table:table-cell table:style-name="Taula6.C2" office:value-type="string">
            <text:p text:style-name="P89">Correu electrònic</text:p>
          </table:table-cell>
        </table:table-row>
        <table:table-row table:style-name="Taula6.1">
          <table:table-cell table:style-name="Taula6.A3" office:value-type="string">
            <text:p text:style-name="P90"/>
          </table:table-cell>
          <table:table-cell table:style-name="Taula6.B3" office:value-type="string">
            <text:p text:style-name="P90"/>
          </table:table-cell>
          <table:table-cell table:style-name="Taula6.C3" office:value-type="string">
            <text:p text:style-name="P90"/>
          </table:table-cell>
        </table:table-row>
        <table:table-row table:style-name="Taula6.1">
          <table:table-cell table:style-name="Taula6.A4" office:value-type="string">
            <text:p text:style-name="P92"/>
          </table:table-cell>
          <table:table-cell table:style-name="Taula6.B4" office:value-type="string">
            <text:p text:style-name="P92"/>
          </table:table-cell>
          <table:table-cell table:style-name="Taula6.C4" office:value-type="string">
            <text:p text:style-name="P92"/>
          </table:table-cell>
        </table:table-row>
        <table:table-row table:style-name="Taula6.1">
          <table:table-cell table:style-name="Taula6.A5" office:value-type="string">
            <text:p text:style-name="P92"/>
          </table:table-cell>
          <table:table-cell table:style-name="Taula6.B5" office:value-type="string">
            <text:p text:style-name="P92"/>
          </table:table-cell>
          <table:table-cell table:style-name="Taula6.C5" office:value-type="string">
            <text:p text:style-name="P92"/>
          </table:table-cell>
        </table:table-row>
        <table:table-row table:style-name="Taula6.1">
          <table:table-cell table:style-name="Taula6.A6" office:value-type="string">
            <text:p text:style-name="P92"/>
          </table:table-cell>
          <table:table-cell table:style-name="Taula6.B6" office:value-type="string">
            <text:p text:style-name="P92"/>
          </table:table-cell>
          <table:table-cell table:style-name="Taula6.C6" office:value-type="string">
            <text:p text:style-name="P9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3"><text:a xlink:type="simple" xlink:href="#__RefHeading___Toc21421_3940995463" text:style-name="Index_20_Link" text:visited-style-name="Index_20_Link">Control de versions del document<text:tab/>2</text:a></text:p>
          <text:p text:style-name="P163"><text:a xlink:type="simple" xlink:href="#__RefHeading___Toc21295_3940995463" text:style-name="Index_20_Link" text:visited-style-name="Index_20_Link">1. Històric de versions<text:tab/>4</text:a></text:p>
          <text:p text:style-name="P164"><text:a xlink:type="simple" xlink:href="#__RefHeading___Toc19787_3508694843" text:style-name="Index_20_Link" text:visited-style-name="Index_20_Link">1.1. v3.2.96<text:tab/>4</text:a></text:p>
          <text:p text:style-name="P164"><text:a xlink:type="simple" xlink:href="#__RefHeading___Toc38092_687897089" text:style-name="Index_20_Link" text:visited-style-name="Index_20_Link">1.2. v3.2.97<text:tab/>5</text:a></text:p>
          <text:p text:style-name="P164"><text:a xlink:type="simple" xlink:href="#__RefHeading___Toc38377_14971827" text:style-name="Index_20_Link" text:visited-style-name="Index_20_Link">1.3. v3.2.98<text:tab/>6</text:a></text:p>
          <text:p text:style-name="P164"><text:a xlink:type="simple" xlink:href="#__RefHeading___Toc18081_506569814" text:style-name="Index_20_Link" text:visited-style-name="Index_20_Link">1.4. v3.2.99<text:tab/>7</text:a></text:p>
          <text:p text:style-name="P164"><text:a xlink:type="simple" xlink:href="#__RefHeading___Toc18081_5065698141" text:style-name="Index_20_Link" text:visited-style-name="Index_20_Link">1.5. v3.2.100<text:tab/>8</text:a></text:p>
          <text:p text:style-name="P164"><text:a xlink:type="simple" xlink:href="#__RefHeading___Toc77409_61972128" text:style-name="Index_20_Link" text:visited-style-name="Index_20_Link">1.6. v3.2.101<text:tab/>9</text:a></text:p>
          <text:p text:style-name="P164"><text:a xlink:type="simple" xlink:href="#__RefHeading___Toc16729_526703748" text:style-name="Index_20_Link" text:visited-style-name="Index_20_Link">1.7. v3.2.102<text:tab/>10</text:a></text:p>
          <text:p text:style-name="P164"><text:a xlink:type="simple" xlink:href="#__RefHeading___Toc16729_5267037481" text:style-name="Index_20_Link" text:visited-style-name="Index_20_Link">1.8. v3.2.102a<text:tab/>11</text:a></text:p>
          <text:p text:style-name="P164"><text:a xlink:type="simple" xlink:href="#__RefHeading___Toc32902_519805004" text:style-name="Index_20_Link" text:visited-style-name="Index_20_Link">1.9. v3.2.103<text:tab/>12</text:a></text:p>
          <text:p text:style-name="P164"><text:a xlink:type="simple" xlink:href="#__RefHeading___Toc74958_588639221" text:style-name="Index_20_Link" text:visited-style-name="Index_20_Link">1.10. v3.2.104<text:tab/>13</text:a></text:p>
          <text:p text:style-name="P164"><text:a xlink:type="simple" xlink:href="#__RefHeading___Toc30263_3439170243" text:style-name="Index_20_Link" text:visited-style-name="Index_20_Link">1.11. v3.2.104.1<text:tab/>14</text:a></text:p>
          <text:p text:style-name="P164"><text:a xlink:type="simple" xlink:href="#__RefHeading___Toc28723_1470059864" text:style-name="Index_20_Link" text:visited-style-name="Index_20_Link">1.12. v3.2.105<text:tab/>15</text:a></text:p>
          <text:p text:style-name="P164"><text:a xlink:type="simple" xlink:href="#__RefHeading___Toc78940_1512682159" text:style-name="Index_20_Link" text:visited-style-name="Index_20_Link">1.13. v3.2.106<text:tab/>16</text:a></text:p>
        </text:index-body>
      </text:table-of-content>
      <text:p text:style-name="P5"/>
      <text:list xml:id="list112728930305215" text:continue-numbering="true" text:style-name="Outline">
        <text:list-item>
          <text:h text:style-name="P13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6"><text:tab/>26/10/2018</text:p>
      <text:p text:style-name="P26">Resum: </text:p>
      <text:p text:style-name="P26"><text:tab/>Resolució d'errors relacionats amb l'Arxiu digital de la CAIB.</text:p>
      <text:p text:style-name="P26"/>
      <text:p text:style-name="P2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3210522668" text:style-name="L1">
        <text:list-item>
          <text:p text:style-name="P15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5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5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60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6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6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5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6"><text:tab/>Sense canvis</text:p>
      <text:p text:style-name="P9"/>
      <text:p text:style-name="P8"><text:span text:style-name="T4">Propietats globals</text:span>: </text:p>
      <text:list xml:id="list849624680" text:style-name="L8">
        <text:list-item>
          <text:p text:style-name="P106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0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7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5"/>
      <text:p text:style-name="P25"/>
      <text:list xml:id="list112727846666741" text:continue-list="list112728930305215" text:style-name="Outline">
        <text:list-item>
          <text:list>
            <text:list-item>
              <text:h text:style-name="P141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7"><text:tab/><text:span text:style-name="T10">30</text:span>/10/2018</text:p>
      <text:p text:style-name="P27">Resum: </text:p>
      <text:p text:style-name="P27"><text:tab/><text:span text:style-name="T10">Conversió a PDF dels documents no signats en finalitzar un expedient integrat amb l'Arxiu</text:span>.</text:p>
      <text:p text:style-name="P27"/>
      <text:p text:style-name="P52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12728363318160" text:continue-list="list3210522668" text:style-name="L1">
        <text:list-item>
          <text:p text:style-name="P15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5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57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7"><text:tab/>Sense canvis</text:p>
      <text:p text:style-name="P11"/>
      <text:p text:style-name="P28">Propietats globals: </text:p>
      <text:p text:style-name="P53"><text:tab/>Sense canvis</text:p>
      <text:p text:style-name="P53"/>
      <text:list xml:id="list112728989634829" text:continue-list="list112727846666741" text:style-name="Outline">
        <text:list-item>
          <text:list>
            <text:list-item>
              <text:h text:style-name="P142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0"><text:tab/><text:span text:style-name="T11">07</text:span>/1<text:span text:style-name="T11">1</text:span>/2018</text:p>
      <text:p text:style-name="P40">Resum: </text:p>
      <text:p text:style-name="P40"><text:tab/><text:span text:style-name="T11">Correccions errors amb custòdia documental.</text:span></text:p>
      <text:p text:style-name="P40"/>
      <text:p text:style-name="P60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12728658290893" text:continue-list="list112728363318160" text:style-name="L1">
        <text:list-item>
          <text:p text:style-name="P15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54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54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54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54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54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40"><text:tab/>Sense canvis</text:p>
      <text:p text:style-name="P12"/>
      <text:p text:style-name="P29">Propietats globals: </text:p>
      <text:p text:style-name="P54"><text:tab/>Sense canvis</text:p>
      <text:p text:style-name="P54"/>
      <text:list xml:id="list112728982511341" text:continue-list="list112728989634829" text:style-name="Outline">
        <text:list-item>
          <text:list>
            <text:list-item>
              <text:h text:style-name="P143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41"><text:tab/><text:span text:style-name="T22">05</text:span>/1<text:span text:style-name="T22">2</text:span>/2018</text:p>
      <text:p text:style-name="P41">Resum: </text:p>
      <text:p text:style-name="P41"><text:tab/><text:span text:style-name="T22">Diverses correccions, estadístiques per entorn i modificacions menors.</text:span></text:p>
      <text:p text:style-name="P41"/>
      <text:p text:style-name="P61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1"/>
      <text:list xml:id="list2714604610" text:style-name="L10">
        <text:list-item>
          <text:p text:style-name="P10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0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0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0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0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0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0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0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0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0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0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0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0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0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0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0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0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1"><text:tab/>Sense canvis</text:p>
      <text:p text:style-name="P13"/>
      <text:p text:style-name="P30">Propietats globals: </text:p>
      <text:p text:style-name="P55"><text:tab/>Sense canvis</text:p>
      <text:p text:style-name="P55"/>
      <text:p text:style-name="P56"/>
      <text:list xml:id="list112728069077961" text:continue-list="list112728982511341" text:style-name="Outline">
        <text:list-item>
          <text:list>
            <text:list-item>
              <text:h text:style-name="P144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2"><text:tab/><text:span text:style-name="T23">11</text:span>/1<text:span text:style-name="T22">2</text:span>/2018</text:p>
      <text:p text:style-name="P42">Resum: </text:p>
      <text:p text:style-name="P42"><text:tab/><text:span text:style-name="T23">Correccions menors per solucionar problemes trobats a la versió 3.2.99.</text:span></text:p>
      <text:p text:style-name="P42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112729631504337" text:continue-list="list2714604610" text:style-name="L10">
        <text:list-item>
          <text:p text:style-name="P108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0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2"><text:tab/>Sense canvis</text:p>
      <text:p text:style-name="P14"/>
      <text:p text:style-name="P31">Propietats globals: </text:p>
      <text:p text:style-name="P56"><text:tab/>Sen<text:span text:style-name="T23">se canvis</text:span></text:p>
      <text:p text:style-name="P56"/>
      <text:list xml:id="list112729082044677" text:continue-list="list112728069077961" text:style-name="Outline">
        <text:list-item>
          <text:list>
            <text:list-item>
              <text:h text:style-name="P145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3"><text:tab/><text:span text:style-name="T24">16</text:span>/<text:span text:style-name="T24">01</text:span>/201<text:span text:style-name="T24">9</text:span></text:p>
      <text:p text:style-name="P43">Resum: </text:p>
      <text:p text:style-name="P44"><text:tab/>Correcció d'error amb enviament de documents a portasignatures des de un subproces<text:span text:style-name="T24">.</text:span></text:p>
      <text:p text:style-name="P43"/>
      <text:p text:style-name="P63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3"/>
      <text:list xml:id="list112727967931187" text:continue-list="list112729631504337" text:style-name="L10">
        <text:list-item>
          <text:p text:style-name="P10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3"><text:tab/>Sense canvis</text:p>
      <text:p text:style-name="P15"/>
      <text:p text:style-name="P32">Propietats globals: </text:p>
      <text:p text:style-name="P57"><text:tab/>Sen<text:span text:style-name="T23">se canvis</text:span></text:p>
      <text:list xml:id="list112729427176263" text:continue-list="list112729082044677" text:style-name="Outline">
        <text:list-item>
          <text:list>
            <text:list-item>
              <text:h text:style-name="P14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5"><text:tab/><text:span text:style-name="T25">24</text:span>/<text:span text:style-name="T24">01</text:span>/201<text:span text:style-name="T24">9</text:span></text:p>
      <text:p text:style-name="P45">Resum: </text:p>
      <text:p text:style-name="P45"><text:tab/>Correcció <text:span text:style-name="T25">de diversos errors trobats a la versió 3.2.100</text:span></text:p>
      <text:p text:style-name="P45"/>
      <text:p text:style-name="P64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4"/>
      <text:list xml:id="list112728896549802" text:continue-list="list112727967931187" text:style-name="L10">
        <text:list-item>
          <text:p text:style-name="P11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1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1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1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1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1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1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1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901182474" text:style-name="L11">
        <text:list-item>
          <text:p text:style-name="P118">Canvis realitzats a nivell de BBDD:</text:p>
          <text:list>
            <text:list-item>
              <text:p text:style-name="P119"><text:span text:style-name="T35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20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21"><text:span text:style-name="T36">Script de modificació per aplicar els canvis</text:span>:</text:p>
        </text:list-item>
      </text:list>
      <text:list xml:id="list1811107595" text:style-name="L12">
        <text:list-item>
          <text:p text:style-name="P122">helium_update_3.2.102.sql</text:p>
        </text:list-item>
      </text:list>
      <text:p text:style-name="P16"/>
      <text:p text:style-name="P33">Propietats globals: </text:p>
      <text:p text:style-name="P33"/>
      <text:list xml:id="list2535395179" text:style-name="L13">
        <text:list-item>
          <text:p text:style-name="P129">Afegides propietats <text:span text:style-name="T34">globals</text:span> <text:span text:style-name="T27">app.notificacio.plugin</text:span><text:span text:style-name="T28"> </text:span><text:span text:style-name="T29">per poder integrar helium amb Notib.</text:span></text:p>
          <text:p text:style-name="P13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5">##############################</text:p>
            <text:p text:style-name="P94"># <text:tab/>Integració amb NOTIB <text:s text:c="2"/>#</text:p>
            <text:p text:style-name="P94">##############################</text:p>
            <text:p text:style-name="P93"><text:span text:style-name="T26">app.notificacio.plugin.class=</text:span><text:span text:style-name="T32">net.conselldemallorca.helium.integracio.plugins.notificacio.NotificacioPluginNotib</text:span></text:p>
            <text:p text:style-name="P93"><text:span text:style-name="T26">app.notificacio.plugin.url=</text:span><text:span text:style-name="T32">http://localhost:8180/notib</text:span></text:p>
            <text:p text:style-name="P93"><text:span text:style-name="T26">app.notificacio.plugin.username=</text:span><text:span text:style-name="T32">helapp</text:span></text:p>
            <text:p text:style-name="P24"><text:span text:style-name="T26">app.notificacio.plugin.password=</text:span><text:span text:style-name="T32">helapp</text:span></text:p>
          </table:table-cell>
        </table:table-row>
      </table:table>
      <text:p text:style-name="P58"/>
      <text:p text:style-name="P58"/>
      <text:p text:style-name="P59"><text:tab/>Sen<text:span text:style-name="T23">se canvis</text:span></text:p>
      <text:list xml:id="list112728280346151" text:continue-list="list112729427176263" text:style-name="Outline">
        <text:list-item>
          <text:list>
            <text:list-item>
              <text:h text:style-name="P147" text:outline-level="2"><text:bookmark-start text:name="__RefHeading___Toc16729_5267037481"/>v3.2.102<text:span text:style-name="T37">a </text:span><text:bookmark-end text:name="__RefHeading___Toc16729_5267037481"/></text:h>
            </text:list-item>
          </text:list>
        </text:list-item>
      </text:list>
      <text:p text:style-name="P17">Data: </text:p>
      <text:p text:style-name="P46"><text:tab/><text:span text:style-name="T37">22</text:span>/<text:span text:style-name="T24">02</text:span>/201<text:span text:style-name="T24">9</text:span></text:p>
      <text:p text:style-name="P46">Resum: </text:p>
      <text:p text:style-name="P46"><text:tab/><text:span text:style-name="T37">Error urgent plugin de tramitació amb SISTRA. Es detecta un error dels expedients donats d'alta des de SISTRA i es resol.</text:span></text:p>
      <text:p text:style-name="P46"/>
      <text:p text:style-name="P6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7"/>
      <text:list xml:id="list112728139624613" text:continue-list="list112728896549802" text:style-name="L10">
        <text:list-item>
          <text:p text:style-name="P111"><text:a xlink:type="simple" xlink:href="https://github.com/GovernIB/helium/issues/1275" text:style-name="Internet_20_link" text:visited-style-name="Visited_20_Internet_20_Link"><text:span text:style-name="T3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4034435004" text:style-name="L14">
        <text:list-item>
          <text:p text:style-name="P123">Sense canvis</text:p>
        </text:list-item>
      </text:list>
      <text:p text:style-name="P17"/>
      <text:p text:style-name="P34">Propietats globals: </text:p>
      <text:p text:style-name="P34"/>
      <text:list xml:id="list1593724708" text:style-name="L15">
        <text:list-item>
          <text:p text:style-name="P137"><text:span text:style-name="T29">S</text:span><text:span text:style-name="T28">ense canvis</text:span></text:p>
        </text:list-item>
      </text:list>
      <text:p text:style-name="P100"/>
      <text:list xml:id="list112728950739553" text:continue-list="list112728280346151" text:style-name="Outline">
        <text:list-item>
          <text:list>
            <text:list-item>
              <text:h text:style-name="P148" text:outline-level="2"><text:bookmark-start text:name="__RefHeading___Toc32902_519805004"/>v3.2.10<text:span text:style-name="T38">3</text:span><text:bookmark-end text:name="__RefHeading___Toc32902_519805004"/></text:h>
            </text:list-item>
          </text:list>
        </text:list-item>
      </text:list>
      <text:p text:style-name="P18">Data: </text:p>
      <text:p text:style-name="P47"><text:tab/><text:span text:style-name="T37">26</text:span>/<text:span text:style-name="T24">02</text:span>/201<text:span text:style-name="T24">9</text:span></text:p>
      <text:p text:style-name="P47">Resum: </text:p>
      <text:p text:style-name="P47"><text:tab/><text:span text:style-name="T38">Resolució de diferents errors.</text:span></text:p>
      <text:p text:style-name="P47"/>
      <text:p text:style-name="P6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8"/>
      <text:list xml:id="list112729301108373" text:continue-list="list112728139624613" text:style-name="L10">
        <text:list-item>
          <text:p text:style-name="P11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1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1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1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1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1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1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1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3280379444" text:style-name="L16">
        <text:list-item>
          <text:p text:style-name="P124">Sense canvis</text:p>
        </text:list-item>
      </text:list>
      <text:p text:style-name="P18"/>
      <text:p text:style-name="P35">Propietats globals: </text:p>
      <text:p text:style-name="P35"/>
      <text:list xml:id="list3182484361" text:style-name="L17">
        <text:list-item>
          <text:p text:style-name="P131"><text:span text:style-name="T34">S</text:span>ense canvis</text:p>
        </text:list-item>
      </text:list>
      <text:p text:style-name="P100"/>
      <text:list xml:id="list112729090227196" text:continue-list="list112728950739553" text:style-name="Outline">
        <text:list-item>
          <text:list>
            <text:list-item>
              <text:h text:style-name="P149" text:outline-level="2"><text:bookmark-start text:name="__RefHeading___Toc74958_588639221"/>v3.2.10<text:span text:style-name="T39">4</text:span><text:bookmark-end text:name="__RefHeading___Toc74958_588639221"/></text:h>
            </text:list-item>
          </text:list>
        </text:list-item>
      </text:list>
      <text:p text:style-name="P19">Data: </text:p>
      <text:p text:style-name="P48"><text:tab/><text:span text:style-name="T39">21</text:span>/<text:span text:style-name="T39">03</text:span>/201<text:span text:style-name="T24">9</text:span></text:p>
      <text:p text:style-name="P48">Resum: </text:p>
      <text:p text:style-name="P48"><text:tab/><text:span text:style-name="T4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8"/>
      <text:p text:style-name="P6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9"/>
      <text:list xml:id="list112729403514386" text:continue-list="list112729301108373" text:style-name="L10">
        <text:list-item>
          <text:p text:style-name="P11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13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1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1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1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1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1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1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1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2449059131" text:style-name="L18">
        <text:list-item>
          <text:p text:style-name="P125">Sense canvis</text:p>
        </text:list-item>
      </text:list>
      <text:p text:style-name="P19"/>
      <text:p text:style-name="P36">Propietats globals: </text:p>
      <text:p text:style-name="P36"/>
      <text:list xml:id="list1654716075" text:style-name="L19">
        <text:list-item>
          <text:p text:style-name="P132"><text:span text:style-name="T34">S</text:span>ense canvis</text:p>
        </text:list-item>
      </text:list>
      <text:p text:style-name="P101"/>
      <text:list xml:id="list112728319130537" text:continue-list="list112729090227196" text:style-name="Outline">
        <text:list-item>
          <text:list>
            <text:list-item>
              <text:h text:style-name="P150" text:outline-level="2"><text:bookmark-start text:name="__RefHeading___Toc30263_3439170243"/>v3.2.10<text:span text:style-name="T39">4.1</text:span><text:bookmark-end text:name="__RefHeading___Toc30263_3439170243"/></text:h>
            </text:list-item>
          </text:list>
        </text:list-item>
      </text:list>
      <text:p text:style-name="P20">Data: </text:p>
      <text:p text:style-name="P49"><text:tab/><text:span text:style-name="T39">28</text:span>/<text:span text:style-name="T39">03</text:span>/201<text:span text:style-name="T24">9</text:span></text:p>
      <text:p text:style-name="P49">Resum: </text:p>
      <text:p text:style-name="P49"><text:tab/><text:span text:style-name="T41">Solució a l'error que no es vegi el botó de "Disseny" per usuaris amb permís de disseny sobre tipus d'expedients.</text:span></text:p>
      <text:p text:style-name="P49"/>
      <text:p text:style-name="P70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0"/>
      <text:list xml:id="list112728305135550" text:continue-list="list112729403514386" text:style-name="L10">
        <text:list-item>
          <text:p text:style-name="P114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462496949" text:style-name="L20">
        <text:list-item>
          <text:p text:style-name="P126">Sense canvis</text:p>
        </text:list-item>
      </text:list>
      <text:p text:style-name="P20"/>
      <text:p text:style-name="P37">Propietats globals: </text:p>
      <text:p text:style-name="P37"/>
      <text:list xml:id="list111469723" text:style-name="L21">
        <text:list-item>
          <text:p text:style-name="P133"><text:span text:style-name="T34">S</text:span>ense canvis</text:p>
        </text:list-item>
      </text:list>
      <text:p text:style-name="P102"/>
      <text:list xml:id="list112728901140699" text:continue-list="list112728319130537" text:style-name="Outline">
        <text:list-item>
          <text:list>
            <text:list-item>
              <text:h text:style-name="P15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0"><text:tab/><text:span text:style-name="T42">12</text:span>/<text:span text:style-name="T42">04</text:span>/201<text:span text:style-name="T24">9</text:span></text:p>
      <text:p text:style-name="P50">Resum: </text:p>
      <text:p text:style-name="P7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0"/>
      <text:p text:style-name="P71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1"/>
      <text:list xml:id="list112729470525567" text:continue-list="list112728305135550" text:style-name="L10">
        <text:list-item>
          <text:p text:style-name="P115"><text:a xlink:type="simple" xlink:href="https://github.com/GovernIB/helium/issues/1284" text:style-name="Internet_20_link" text:visited-style-name="Visited_20_Internet_20_Link">#1284</text:a> Error en les versions dels <text:span text:style-name="T42">subprocessos</text:span> quan no hi ha cap definició de procés creada</text:p>
        </text:list-item>
        <text:list-item>
          <text:p text:style-name="P11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1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1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1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1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453147246" text:style-name="L22">
        <text:list-item>
          <text:p text:style-name="P127">Sense canvis</text:p>
        </text:list-item>
      </text:list>
      <text:p text:style-name="P21"/>
      <text:p text:style-name="P38">Propietats globals: </text:p>
      <text:p text:style-name="P38"/>
      <text:list xml:id="list1546890568" text:style-name="L23">
        <text:list-item>
          <text:p text:style-name="P134"><text:span text:style-name="T34">S</text:span>ense canvis</text:p>
        </text:list-item>
      </text:list>
      <text:list xml:id="list112728912138291" text:continue-list="list112728901140699" text:style-name="Outline">
        <text:list-item>
          <text:list>
            <text:list-item>
              <text:h text:style-name="P152" text:outline-level="2"><text:bookmark-start text:name="__RefHeading___Toc78940_1512682159"/>v3.2.10<text:span text:style-name="T43">6</text:span><text:bookmark-end text:name="__RefHeading___Toc78940_1512682159"/></text:h>
            </text:list-item>
          </text:list>
        </text:list-item>
      </text:list>
      <text:p text:style-name="P22">Data: </text:p>
      <text:p text:style-name="P51"><text:tab/><text:span text:style-name="T51">21</text:span>/<text:span text:style-name="T51">08</text:span>/201<text:span text:style-name="T24">9</text:span></text:p>
      <text:p text:style-name="P51">Resum: <text:span text:style-name="T48">Adaptació a la nova interfície del NOTIB i possibilitat de notificar documents amb manteniment d'interessats a través de la interfície gràcica</text:span>.<text:span text:style-name="T4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1"/>
      <text:p text:style-name="P73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3"/>
      <text:list xml:id="list112727651420794" text:continue-list="list112729470525567" text:style-name="L10">
        <text:list-item>
          <text:p text:style-name="P11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1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1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1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1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1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1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1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1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1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1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1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1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1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1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1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1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1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1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16"><text:a xlink:type="simple" xlink:href="https://github.com/GovernIB/helium/issues/1217" text:style-name="Internet_20_link" text:visited-style-name="Visited_20_Internet_20_Link"><text:span text:style-name="T44">#1217</text:span></text:a><text:span text:style-name="T44"> Falta la funcionalitat de provar dominis externs</text:span></text:p>
        </text:list-item>
        <text:list-item>
          <text:p text:style-name="P11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16"><text:a xlink:type="simple" xlink:href="https://github.com/GovernIB/helium/issues/1320" text:style-name="Internet_20_link" text:visited-style-name="Visited_20_Internet_20_Link"><text:span text:style-name="T13">#1320</text:span></text:a> Error visualització valors variable oculta de tipus registre</text:p>
        </text:list-item>
        <text:list-item>
          <text:p text:style-name="P11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2971120620" text:style-name="L24">
        <text:list-item>
          <text:p text:style-name="P128">Nova taula per guardar la informació dels interessats per a les notificacions amb el Notib</text:p>
          <text:list>
            <text:list-item>
              <text:p text:style-name="P12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75">-- #1253 Notificar un document a través de la interfície de Helium</text:p>
            <text:p text:style-name="P99">-- Nova taula per a la informació dels interessats</text:p>
            <text:p text:style-name="P96"/>
            <text:p text:style-name="P93"><text:span text:style-name="T45">CREATE</text:span><text:span text:style-name="T30"> </text:span><text:span text:style-name="T45">TABLE</text:span><text:span text:style-name="T30"> HEL_INTERESSAT</text:span></text:p>
            <text:p text:style-name="P97"><text:soft-page-break/>(</text:p>
            <text:p text:style-name="P93"><text:span text:style-name="T30"><text:tab/>ID<text:tab/><text:tab/><text:tab/><text:tab/><text:tab/>NUMBER(19) <text:s text:c="14"/></text:span><text:span text:style-name="T45">NOT</text:span><text:span text:style-name="T30"> </text:span><text:span text:style-name="T46">NULL</text:span><text:span text:style-name="T30">,</text:span></text:p>
            <text:p text:style-name="P93"><text:span text:style-name="T30"><text:tab/>CODI <text:s text:c="15"/>VARCHAR2(64 </text:span><text:span text:style-name="T45">CHAR</text:span><text:span text:style-name="T30">) <text:s text:c="7"/></text:span><text:span text:style-name="T45">NOT</text:span><text:span text:style-name="T30"> </text:span><text:span text:style-name="T46">NULL</text:span><text:span text:style-name="T30">,</text:span></text:p>
            <text:p text:style-name="P93"><text:span text:style-name="T30"><text:tab/>NIF<text:tab/><text:tab/><text:tab/><text:tab/><text:tab/>VARCHAR2(9 </text:span><text:span text:style-name="T45">CHAR</text:span><text:span text:style-name="T30">)<text:tab/><text:tab/> </text:span><text:span text:style-name="T45">NOT</text:span><text:span text:style-name="T30"> </text:span><text:span text:style-name="T46">NULL</text:span><text:span text:style-name="T30">,</text:span></text:p>
            <text:p text:style-name="P93"><text:span text:style-name="T30"><text:tab/>NOM<text:tab/><text:tab/><text:tab/><text:tab/><text:tab/>VARCHAR2(255 </text:span><text:span text:style-name="T45">CHAR</text:span><text:span text:style-name="T30">) <text:tab/><text:tab/> </text:span><text:span text:style-name="T45">NOT</text:span><text:span text:style-name="T30"> </text:span><text:span text:style-name="T46">NULL</text:span><text:span text:style-name="T30">,</text:span></text:p>
            <text:p text:style-name="P93"><text:span text:style-name="T30"><text:tab/>LLINATGE1<text:tab/><text:tab/><text:tab/>VARCHAR2(255 </text:span><text:span text:style-name="T45">CHAR</text:span><text:span text:style-name="T30">),</text:span></text:p>
            <text:p text:style-name="P93"><text:span text:style-name="T30"><text:tab/>LLINATGE2<text:tab/><text:tab/><text:tab/>VARCHAR2(255 </text:span><text:span text:style-name="T45">CHAR</text:span><text:span text:style-name="T30">),</text:span></text:p>
            <text:p text:style-name="P97"><text:tab/>TIPUS<text:tab/><text:tab/><text:tab/><text:tab/>NUMBER(10),</text:p>
            <text:p text:style-name="P93"><text:span text:style-name="T30"><text:tab/>EMAIL<text:tab/><text:tab/><text:tab/><text:tab/>VARCHAR2(255 </text:span><text:span text:style-name="T45">CHAR</text:span><text:span text:style-name="T30">),</text:span></text:p>
            <text:p text:style-name="P93"><text:span text:style-name="T30"><text:tab/>TELEFON<text:tab/><text:tab/><text:tab/><text:tab/>VARCHAR2(16 </text:span><text:span text:style-name="T45">CHAR</text:span><text:span text:style-name="T30">),</text:span></text:p>
            <text:p text:style-name="P97"><text:tab/>EXPEDIENT_ID <text:s/><text:tab/><text:tab/>NUMBER(19)</text:p>
            <text:p text:style-name="P97">);</text:p>
            <text:p text:style-name="P96"/>
            <text:p text:style-name="P93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(</text:span></text:p>
            <text:p text:style-name="P93"><text:span text:style-name="T30"><text:s text:c="2"/></text:span><text:span text:style-name="T45">CONSTRAINT</text:span><text:span text:style-name="T30"> HEL_EXPEDIENT_INTERESSAT_FK </text:span><text:span text:style-name="T45">FOREIGN</text:span><text:span text:style-name="T30"> </text:span><text:span text:style-name="T45">KEY</text:span><text:span text:style-name="T30"> (EXPEDIENT_ID) </text:span></text:p>
            <text:p text:style-name="P93"><text:span text:style-name="T30"><text:s/></text:span><text:span text:style-name="T45">REFERENCES</text:span><text:span text:style-name="T30"> HEL_EXPEDIENT (ID));</text:span></text:p>
            <text:p text:style-name="P97"><text:s/></text:p>
            <text:p text:style-name="P93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</text:span><text:span text:style-name="T45">CONSTRAINT</text:span><text:span text:style-name="T30"> HEL_INTERESSAT_PK </text:span><text:span text:style-name="T45">PRIMARY</text:span><text:span text:style-name="T30"> </text:span><text:span text:style-name="T45">KEY</text:span><text:span text:style-name="T30"> (ID);</text:span></text:p>
            <text:p text:style-name="P96"/>
            <text:p text:style-name="P93"><text:span text:style-name="T45">CREATE</text:span><text:span text:style-name="T30"> </text:span><text:span text:style-name="T45">INDEX</text:span><text:span text:style-name="T30"> HEL_INTERESSAT_EXPEDIENT_ID_I </text:span><text:span text:style-name="T45">ON</text:span><text:span text:style-name="T30"> HEL_INTERESSAT </text:span></text:p>
            <text:p text:style-name="P97">(EXPEDIENT_ID);</text:p>
            <text:p text:style-name="P96"/>
            <text:p text:style-name="P97"><text:s/><text:tab/></text:p>
            <text:p text:style-name="P99">-- Permisos</text:p>
            <text:p text:style-name="P74"><text:span text:style-name="T47">GRANT </text:span><text:span text:style-name="T45">SELECT</text:span><text:span text:style-name="T47">, </text:span><text:span text:style-name="T45">UPDATE</text:span><text:span text:style-name="T47">, </text:span><text:span text:style-name="T45">INSERT</text:span><text:span text:style-name="T47">, </text:span><text:span text:style-name="T45">DELETE</text:span><text:span text:style-name="T47"> </text:span><text:span text:style-name="T45">ON</text:span><text:span text:style-name="T47"> HEL_INTERESSAT TO WWW_HELIUM;</text:span></text:p>
          </table:table-cell>
        </table:table-row>
      </table:table>
      <text:p text:style-name="P105"/>
      <text:p text:style-name="P22"/>
      <text:p text:style-name="P39">Propietats globals: </text:p>
      <text:p text:style-name="P39"/>
      <text:list xml:id="list589787538" text:style-name="L25">
        <text:list-item>
          <text:p text:style-name="P135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# ################### #</text:p>
            <text:p text:style-name="P95"># PROPERTIES AFEGIDES #</text:p>
            <text:p text:style-name="P95"># ################### #</text:p>
            <text:p text:style-name="P96"/>
            <text:p text:style-name="P95">#1304 Alta de documents adjunts firmats</text:p>
            <text:p text:style-name="P96"/>
            <text:p text:style-name="P97"><text:s/></text:p>
            <text:p text:style-name="P95"># ###</text:p>
            <text:p text:style-name="P95"># Plugin de validacio de firmes</text:p>
            <text:p text:style-name="P95"># ###</text:p>
            <text:p text:style-name="P93"><text:span text:style-name="T30">app.validatesignature.plugin.class=</text:span><text:span text:style-name="T33">org.fundaciobit.plugins.validatesignature.afirmacxf.AfirmaCxfValidateSignaturePlugin</text:span></text:p>
            <text:p text:style-name="P96"/>
            <text:p text:style-name="P95"># AfirmaCxfValidateSignaturePlugin</text:p>
            <text:p text:style-name="P93"><text:span text:style-name="T30">app.plugins.validatesignature.afirmacxf.applicationID=</text:span><text:span text:style-name="T33">CAIBDEV.RIPEA</text:span></text:p>
            <text:p text:style-name="P93"><text:span text:style-name="T30">app.plugins.validatesignature.afirmacxf.ignoreservercertificates=</text:span><text:span text:style-name="T33">true</text:span></text:p>
            <text:p text:style-name="P93"><text:span text:style-name="T30">app.plugins.validatesignature.afirmacxf.TransformersTemplatesPath=</text:span><text:span text:style-name="T33">/opt/helium/afirma/transformers</text:span></text:p>
            <text:p text:style-name="P93"><text:span text:style-name="T30">app.plugins.validatesignature.afirmacxf.endpoint=</text:span><text:span text:style-name="T33">https://afirmades.caib.es:4430/afirmaws/services/DSSAfirmaVerify</text:span></text:p>
            <text:p text:style-name="P93"><text:span text:style-name="T30">app.plugins.validatesignature.afirmacxf.authorization.ks.path=</text:span><text:span text:style-name="T33">/opt/helium/afirma/dgdt_proves.jks</text:span></text:p>
            <text:p text:style-name="P93"><text:span text:style-name="T30">app.plugins.validatesignature.afirmacxf.authorization.ks.type=</text:span><text:span text:style-name="T33">JKS</text:span></text:p>
            <text:p text:style-name="P97">app.plugins.validatesignature.afirmacxf.authorization.ks.password=</text:p>
            <text:p text:style-name="P93"><text:soft-page-break/><text:span text:style-name="T30">app.plugins.validatesignature.afirmacxf.authorization.ks.cert.alias=</text:span><text:span text:style-name="T33">preprod-dgdt</text:span></text:p>
            <text:p text:style-name="P93"><text:span text:style-name="T30">app.plugins.validatesignature.afirmacxf.authorization.ks.cert.password=</text:span><text:span text:style-name="T31">*****</text:span></text:p>
          </table:table-cell>
        </table:table-row>
      </table:table>
      <text:p text:style-name="P103"/>
      <text:p text:style-name="P104">Altres:</text:p>
      <text:list xml:id="list1636618038" text:style-name="L26">
        <text:list-item>
          <text:p text:style-name="P136">És necessari afegir un directori<text:span text:style-name="T4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98"><text:span text:style-name="T47">app.plugins.validatesignature.afirmacxf.TransformersTemplatesPath=</text:span><text:span text:style-name="T33">/opt/helium/afirma/transformers</text:span></text:p>
            <text:p text:style-name="P98"><text:span text:style-name="T47">app.plugins.validatesignature.afirmacxf.authorization.ks.path=</text:span><text:span text:style-name="T33">/opt/helium/afirma/dgdt_proves.jks</text:span></text:p>
          </table:table-cell>
        </table:table-row>
      </table:table>
      <text:p text:style-name="P104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8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8-21T11:27:27.382999816">21/08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1DT1H57M4S</meta:editing-duration>
    <meta:editing-cycles>55</meta:editing-cycles>
    <meta:generator>LibreOffice/6.0.1.1$Windows_x86 LibreOffice_project/60bfb1526849283ce2491346ed2aa51c465abfe6</meta:generator>
    <dc:date>2019-08-21T11:27:27.113000000</dc:date>
    <meta:document-statistic meta:table-count="11" meta:image-count="0" meta:object-count="0" meta:page-count="18" meta:paragraph-count="341" meta:word-count="2055" meta:character-count="14513" meta:non-whitespace-character-count="12722"/>
  </office:meta>
</office:document-meta>
</file>